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44938" officeooo:paragraph-rsid="00044938"/>
    </style:style>
    <style:style style:name="P2" style:family="paragraph" style:parent-style-name="Standard">
      <style:text-properties officeooo:rsid="00044938" officeooo:paragraph-rsid="0005e343"/>
    </style:style>
    <style:style style:name="P3" style:family="paragraph" style:parent-style-name="Standard">
      <style:text-properties officeooo:rsid="00044938" officeooo:paragraph-rsid="000696c5"/>
    </style:style>
    <style:style style:name="P4" style:family="paragraph" style:parent-style-name="Standard">
      <style:text-properties officeooo:rsid="0005e343" officeooo:paragraph-rsid="0005e343"/>
    </style:style>
    <style:style style:name="P5" style:family="paragraph" style:parent-style-name="Standard">
      <style:paragraph-properties fo:text-align="center" style:justify-single-word="false"/>
      <style:text-properties officeooo:rsid="0005e343" officeooo:paragraph-rsid="0005e343"/>
    </style:style>
    <style:style style:name="T1" style:family="text">
      <style:text-properties officeooo:rsid="0005e343"/>
    </style:style>
    <style:style style:name="T2" style:family="text">
      <style:text-properties officeooo:rsid="000696c5"/>
    </style:style>
    <style:style style:name="T3" style:family="text">
      <style:text-properties officeooo:rsid="000b422e"/>
    </style:style>
    <style:style style:name="T4" style:family="text">
      <style:text-properties officeooo:rsid="000c726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Mosnier Florian<text:tab/><text:tab/><text:tab/><text:tab/><text:tab/><text:tab/><text:tab/><text:tab/><text:tab/><text:tab/>08/01/2017</text:p>
      <text:p text:style-name="P4">2A G2b<text:tab/><text:tab/><text:tab/><text:tab/><text:tab/><text:tab/><text:tab/><text:tab/><text:tab/><text:tab/><text:tab/></text:p>
      <text:p text:style-name="P4"/>
      <text:p text:style-name="P5">English</text:p>
      <text:p text:style-name="P5"/>
      <text:p text:style-name="P1"><text:span text:style-name="T1">Subject : « </text:span>The oceans are here for us so we can do what we want. » <text:span text:style-name="T1">Express yout opinion.</text:span></text:p>
      <text:p text:style-name="P1"/>
      <text:p text:style-name="P1"><text:tab/>We can not do everything we want with the oceans, it’s a very important part of our ecosystem. <text:span text:style-name="T1">Oceans represent 70 % ot the Earth area with a very big diversity of species such as fishs or sharks. </text:span></text:p>
      <text:p text:style-name="P1"/>
      <text:p text:style-name="P2"><text:tab/>If we take too mush food from the sea, it will not be able de regenerate by itself, <text:span text:style-name="T1">we must leave fishs in the oceans to regenerate fish population. Becaue of the intensive fishing, the population decrease really quickly. Currently, we must create protected natural areas to leave fishs reproduce themselves.</text:span></text:p>
      <text:p text:style-name="P2"/>
      <text:p text:style-name="P3"><text:span text:style-name="T1"><text:tab/>B</text:span>efore problems, we need to regulate our fish quota in order to leave an enough <text:span text:style-name="T1">fish </text:span>part of the ressources <text:span text:style-name="T4">in oceans</text:span>. <text:span text:style-name="T2">The intensive fishing is a big problem for the target fish but also for every others species that suffer of the non-selective fishing. This peripherical species are not wanted and these ones are release dead in the oceans.</text:span></text:p>
      <text:p text:style-name="P3"/>
      <text:p text:style-name="P3"><text:tab/><text:span text:style-name="T3">We can not do everything we want with the oceans, if we start to destroy it with some chimical products from the industry, we kill essentials species for our live on Earth. The climate change affects oceans with the human pollution, these species are going to change or disappear faster. </text:span></text:p>
      <text:p text:style-name="P3"/>
      <text:p text:style-name="P3"><text:span text:style-name="T2"><text:tab/>We must protect our fish ressources and reduce our fish consumption because of the quick decrease fish population in all the oceans.</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7T20:19:33.824730054</meta:creation-date>
    <meta:editing-duration>PT15M37S</meta:editing-duration>
    <meta:editing-cycles>4</meta:editing-cycles>
    <meta:generator>LibreOffice/5.3.7.2.0$Linux_X86_64 LibreOffice_project/30m0$Build-2</meta:generator>
    <dc:date>2018-01-07T21:07:02.307905477</dc:date>
    <meta:document-statistic meta:table-count="0" meta:image-count="0" meta:object-count="0" meta:page-count="1" meta:paragraph-count="9" meta:word-count="247" meta:character-count="1419" meta:non-whitespace-character-count="1154"/>
  </office:meta>
</office:document-meta>
</file>